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ManagedDataSource.createDataSourc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icManagedDataSource.createConnectionFactor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asicManagedDataSource.getXA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ManagedDataSource.get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ManagedDataSource.setXADataSource( String xa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ManagedDataSource.setTransactionManager( TransactionManager transa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